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3.888cm" style:rel-column-width="9913*"/>
    </style:style>
    <style:style style:name="Table1.C" style:family="table-column">
      <style:table-column-properties style:column-width="1.806cm" style:rel-column-width="4605*"/>
    </style:style>
    <style:style style:name="Table1.D" style:family="table-column">
      <style:table-column-properties style:column-width="1.386cm" style:rel-column-width="3535*"/>
    </style:style>
    <style:style style:name="Table1.E" style:family="table-column">
      <style:table-column-properties style:column-width="1.808cm" style:rel-column-width="4610*"/>
    </style:style>
    <style:style style:name="Table1.F" style:family="table-column">
      <style:table-column-properties style:column-width="2.004cm" style:rel-column-width="5109*"/>
    </style:style>
    <style:style style:name="Table1.G" style:family="table-column">
      <style:table-column-properties style:column-width="1.907cm" style:rel-column-width="4862*"/>
    </style:style>
    <style:style style:name="Table1.H" style:family="table-column">
      <style:table-column-properties style:column-width="2.798cm" style:rel-column-width="7133*"/>
    </style:style>
    <style:style style:name="Table1.I" style:family="table-column">
      <style:table-column-properties style:column-width="1.783cm" style:rel-column-width="4547*"/>
    </style:style>
    <style:style style:name="Table1.J" style:family="table-column">
      <style:table-column-properties style:column-width="1.707cm" style:rel-column-width="4354*"/>
    </style:style>
    <style:style style:name="Table1.K" style:family="table-column">
      <style:table-column-properties style:column-width="1.609cm" style:rel-column-width="4102*"/>
    </style:style>
    <style:style style:name="Table1.L" style:family="table-column">
      <style:table-column-properties style:column-width="1.981cm" style:rel-column-width="5051*"/>
    </style:style>
    <style:style style:name="Table1.M" style:family="table-column">
      <style:table-column-properties style:column-width="1.614cm" style:rel-column-width="4116*"/>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63fe26" officeooo:paragraph-rsid="0063fe26"/>
    </style:style>
    <style:style style:name="P6" style:family="paragraph" style:parent-style-name="Text_20_body">
      <style:text-properties fo:language="en" fo:country="US" officeooo:paragraph-rsid="00789de3"/>
    </style:style>
    <style:style style:name="P7" style:family="paragraph" style:parent-style-name="Text_20_body">
      <style:text-properties officeooo:rsid="004f86c3" officeooo:paragraph-rsid="005075a6"/>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a41bf" officeooo:paragraph-rsid="006a41bf"/>
    </style:style>
    <style:style style:name="P12" style:family="paragraph" style:parent-style-name="Text_20_body">
      <style:text-properties officeooo:rsid="006a41bf" officeooo:paragraph-rsid="0079a00d"/>
    </style:style>
    <style:style style:name="P13" style:family="paragraph" style:parent-style-name="Text_20_body">
      <style:text-properties officeooo:rsid="006c11cf" officeooo:paragraph-rsid="006c11cf"/>
    </style:style>
    <style:style style:name="P14" style:family="paragraph" style:parent-style-name="Text_20_body">
      <style:text-properties officeooo:rsid="006f9459" officeooo:paragraph-rsid="006f9459"/>
    </style:style>
    <style:style style:name="P15" style:family="paragraph" style:parent-style-name="Text_20_body">
      <style:text-properties fo:color="#ff0000" officeooo:rsid="007a7ad0" officeooo:paragraph-rsid="007a7ad0"/>
    </style:style>
    <style:style style:name="P16" style:family="paragraph" style:parent-style-name="Text_20_body">
      <style:text-properties officeooo:rsid="00739b62" officeooo:paragraph-rsid="00739b62"/>
    </style:style>
    <style:style style:name="P17" style:family="paragraph" style:parent-style-name="Text_20_body">
      <style:text-properties officeooo:paragraph-rsid="00789de3"/>
    </style:style>
    <style:style style:name="P18" style:family="paragraph" style:parent-style-name="Text_20_body">
      <style:text-properties officeooo:rsid="007a7ad0" officeooo:paragraph-rsid="008a8ed2"/>
    </style:style>
    <style:style style:name="P19" style:family="paragraph" style:parent-style-name="Text_20_body">
      <loext:graphic-properties draw:fill="none"/>
      <style:text-properties officeooo:paragraph-rsid="0081e830"/>
    </style:style>
    <style:style style:name="P20" style:family="paragraph" style:parent-style-name="Text_20_body">
      <style:text-properties officeooo:rsid="007ddb3d" officeooo:paragraph-rsid="008a8ed2"/>
    </style:style>
    <style:style style:name="P21" style:family="paragraph" style:parent-style-name="Text_20_body">
      <loext:graphic-properties draw:fill="none"/>
    </style:style>
    <style:style style:name="P22" style:family="paragraph" style:parent-style-name="Title">
      <style:text-properties fo:language="en" fo:country="US" officeooo:paragraph-rsid="001b98c0"/>
    </style:style>
    <style:style style:name="P23" style:family="paragraph" style:parent-style-name="Table_20_Contents">
      <style:text-properties fo:color="#004586" fo:language="en" fo:country="US" fo:font-weight="bold" officeooo:rsid="001cf4f7" officeooo:paragraph-rsid="001cf4f7" style:font-weight-asian="bold" style:font-weight-complex="bold"/>
    </style:style>
    <style:style style:name="P24"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25" style:family="paragraph" style:parent-style-name="Table_20_Contents">
      <style:text-properties fo:color="#004586" fo:language="en" fo:country="US" fo:font-weight="bold" officeooo:rsid="001cf4f7" officeooo:paragraph-rsid="003d31a8" style:font-weight-asian="bold" style:font-weight-complex="bold"/>
    </style:style>
    <style:style style:name="P26" style:family="paragraph" style:parent-style-name="Table_20_Contents">
      <style:text-properties fo:color="#004586" fo:language="en" fo:country="US" fo:font-weight="bold" officeooo:rsid="001decf6" officeooo:paragraph-rsid="001decf6" style:font-weight-asian="bold" style:font-weight-complex="bold"/>
    </style:style>
    <style:style style:name="P27"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28" style:family="paragraph" style:parent-style-name="Table_20_Contents">
      <style:text-properties fo:color="#004586" fo:language="en" fo:country="US" fo:font-weight="bold" officeooo:rsid="001fb84b" officeooo:paragraph-rsid="001fb84b" style:font-weight-asian="bold" style:font-weight-complex="bold"/>
    </style:style>
    <style:style style:name="P29"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30" style:family="paragraph" style:parent-style-name="Table_20_Contents">
      <style:text-properties fo:color="#004586" fo:language="en" fo:country="US" fo:font-weight="bold" officeooo:rsid="002b897b" officeooo:paragraph-rsid="001cf4f7" style:font-weight-asian="bold" style:font-weight-complex="bold"/>
    </style:style>
    <style:style style:name="P31" style:family="paragraph" style:parent-style-name="Table_20_Contents">
      <style:text-properties fo:color="#004586" fo:language="en" fo:country="US" fo:font-weight="bold" officeooo:rsid="0034af8d" officeooo:paragraph-rsid="001decf6" style:font-weight-asian="bold" style:font-weight-complex="bold"/>
    </style:style>
    <style:style style:name="P32" style:family="paragraph" style:parent-style-name="Table_20_Contents">
      <style:text-properties fo:color="#004586" fo:language="en" fo:country="US" fo:font-weight="bold" officeooo:rsid="0034af8d" officeooo:paragraph-rsid="00473f5a" style:font-weight-asian="bold" style:font-weight-complex="bold"/>
    </style:style>
    <style:style style:name="P33" style:family="paragraph" style:parent-style-name="Table_20_Contents">
      <style:text-properties fo:color="#004586" fo:language="en" fo:country="US" fo:font-weight="bold" officeooo:rsid="00473f5a" officeooo:paragraph-rsid="00473f5a" style:font-weight-asian="bold" style:font-weight-complex="bold"/>
    </style:style>
    <style:style style:name="P34" style:family="paragraph" style:parent-style-name="Table_20_Contents">
      <style:text-properties fo:font-size="11pt" fo:language="en" fo:country="US" style:font-size-asian="11pt" style:font-size-complex="11pt"/>
    </style:style>
    <style:style style:name="P35" style:family="paragraph" style:parent-style-name="Table_20_Contents">
      <style:text-properties fo:font-size="11pt" fo:language="en" fo:country="US" officeooo:rsid="002c07a8" officeooo:paragraph-rsid="002c07a8" style:font-size-asian="11pt" style:font-size-complex="11pt"/>
    </style:style>
    <style:style style:name="P36" style:family="paragraph" style:parent-style-name="Table_20_Contents">
      <style:text-properties fo:font-size="11pt" fo:language="en" fo:country="US" officeooo:rsid="002c07a8" officeooo:paragraph-rsid="002e5913" style:font-size-asian="11pt" style:font-size-complex="11pt"/>
    </style:style>
    <style:style style:name="P37" style:family="paragraph" style:parent-style-name="Table_20_Contents">
      <style:text-properties fo:font-size="11pt" fo:language="en" fo:country="US" officeooo:rsid="001decf6" officeooo:paragraph-rsid="001decf6" style:font-size-asian="11pt" style:font-size-complex="11pt"/>
    </style:style>
    <style:style style:name="P38" style:family="paragraph" style:parent-style-name="Table_20_Contents">
      <style:text-properties fo:font-size="11pt" fo:language="en" fo:country="US" officeooo:rsid="001decf6" officeooo:paragraph-rsid="002b897b" style:font-size-asian="11pt" style:font-size-complex="11pt"/>
    </style:style>
    <style:style style:name="P39" style:family="paragraph" style:parent-style-name="Table_20_Contents">
      <style:text-properties fo:font-size="11pt" fo:language="en" fo:country="US" officeooo:rsid="001decf6" officeooo:paragraph-rsid="002c74f6" style:font-size-asian="11pt" style:font-size-complex="11pt"/>
    </style:style>
    <style:style style:name="P40" style:family="paragraph" style:parent-style-name="Table_20_Contents">
      <style:text-properties fo:font-size="11pt" fo:language="en" fo:country="US" officeooo:rsid="001decf6" officeooo:paragraph-rsid="0049da40" style:font-size-asian="11pt" style:font-size-complex="11pt"/>
    </style:style>
    <style:style style:name="P41" style:family="paragraph" style:parent-style-name="Table_20_Contents">
      <style:text-properties fo:font-size="11pt" fo:language="en" fo:country="US" officeooo:rsid="0029d8be" officeooo:paragraph-rsid="0029d8be" style:font-size-asian="11pt" style:font-size-complex="11pt"/>
    </style:style>
    <style:style style:name="P42" style:family="paragraph" style:parent-style-name="Table_20_Contents">
      <style:text-properties fo:font-size="11pt" fo:language="en" fo:country="US" officeooo:rsid="001cf4f7" officeooo:paragraph-rsid="001cf4f7" style:font-size-asian="11pt" style:font-size-complex="11pt"/>
    </style:style>
    <style:style style:name="P43" style:family="paragraph" style:parent-style-name="Table_20_Contents">
      <style:text-properties fo:font-size="11pt" fo:language="en" fo:country="US" officeooo:rsid="002543bb" officeooo:paragraph-rsid="002543bb" style:font-size-asian="11pt" style:font-size-complex="11pt"/>
    </style:style>
    <style:style style:name="P44" style:family="paragraph" style:parent-style-name="Table_20_Contents">
      <style:text-properties fo:font-size="11pt" fo:language="en" fo:country="US" officeooo:rsid="002543bb" officeooo:paragraph-rsid="0027430b" style:font-size-asian="11pt" style:font-size-complex="11pt"/>
    </style:style>
    <style:style style:name="P45" style:family="paragraph" style:parent-style-name="Table_20_Contents">
      <style:paragraph-properties fo:text-align="center" style:justify-single-word="false"/>
      <style:text-properties fo:font-size="11pt" fo:language="en" fo:country="US" officeooo:rsid="0032e312" officeooo:paragraph-rsid="0032e312" style:font-size-asian="11pt" style:font-size-complex="11pt"/>
    </style:style>
    <style:style style:name="P46" style:family="paragraph" style:parent-style-name="Table_20_Contents">
      <style:paragraph-properties fo:text-align="center" style:justify-single-word="false"/>
      <style:text-properties fo:font-size="11pt" fo:language="en" fo:country="US" officeooo:rsid="0029fc4d" officeooo:paragraph-rsid="0029fc4d" style:font-size-asian="11pt" style:font-size-complex="11pt"/>
    </style:style>
    <style:style style:name="P47" style:family="paragraph" style:parent-style-name="Table_20_Contents">
      <style:paragraph-properties fo:text-align="center" style:justify-single-word="false"/>
      <style:text-properties fo:font-size="11pt" fo:language="en" fo:country="US" style:font-size-asian="11pt" style:font-size-complex="11pt"/>
    </style:style>
    <style:style style:name="P48" style:family="paragraph" style:parent-style-name="Table_20_Contents">
      <style:text-properties fo:font-size="11pt" fo:language="en" fo:country="US" officeooo:rsid="002b897b" officeooo:paragraph-rsid="002b897b" style:font-size-asian="11pt" style:font-size-complex="11pt"/>
    </style:style>
    <style:style style:name="P49" style:family="paragraph" style:parent-style-name="Table_20_Contents">
      <style:text-properties fo:font-size="11pt" fo:language="en" fo:country="US" officeooo:rsid="002b897b" officeooo:paragraph-rsid="0049da40" style:font-size-asian="11pt" style:font-size-complex="11pt"/>
    </style:style>
    <style:style style:name="P50" style:family="paragraph" style:parent-style-name="Table_20_Contents">
      <style:text-properties fo:font-size="11pt" fo:language="en" fo:country="US" officeooo:rsid="004c1161" officeooo:paragraph-rsid="004c1161" style:font-size-asian="11pt" style:font-size-complex="11pt"/>
    </style:style>
    <style:style style:name="P51" style:family="paragraph" style:parent-style-name="Table_20_Contents">
      <style:paragraph-properties fo:text-align="center" style:justify-single-word="false"/>
      <style:text-properties fo:font-size="11pt" fo:language="en" fo:country="US" officeooo:rsid="004c613d" officeooo:paragraph-rsid="004c613d" style:font-size-asian="11pt" style:font-size-complex="11pt"/>
    </style:style>
    <style:style style:name="P52" style:family="paragraph" style:parent-style-name="Table_20_Contents">
      <style:text-properties fo:color="#ff0000" fo:font-size="11pt" fo:language="en" fo:country="US" officeooo:rsid="001decf6" officeooo:paragraph-rsid="001decf6" style:font-size-asian="11pt" style:font-size-complex="11pt"/>
    </style:style>
    <style:style style:name="P53" style:family="paragraph" style:parent-style-name="Table_20_Contents">
      <style:text-properties fo:color="#ff0000" fo:font-size="11pt" fo:language="en" fo:country="US" officeooo:rsid="001decf6" officeooo:paragraph-rsid="002b897b" style:font-size-asian="11pt" style:font-size-complex="11pt"/>
    </style:style>
    <style:style style:name="P54" style:family="paragraph" style:parent-style-name="Table_20_Contents">
      <style:text-properties fo:color="#ff0000" fo:font-size="11pt" fo:language="en" fo:country="US" officeooo:rsid="002b897b" officeooo:paragraph-rsid="002b897b" style:font-size-asian="11pt" style:font-size-complex="11pt"/>
    </style:style>
    <style:style style:name="P55" style:family="paragraph" style:parent-style-name="Table_20_Contents">
      <style:text-properties style:use-window-font-color="true" fo:font-size="11pt" fo:language="en" fo:country="US" officeooo:rsid="001cf4f7" officeooo:paragraph-rsid="001cf4f7" style:font-size-asian="11pt" style:font-size-complex="11pt"/>
    </style:style>
    <style:style style:name="P56" style:family="paragraph" style:parent-style-name="Table_20_Contents">
      <style:text-properties style:use-window-font-color="true" fo:font-size="11pt" fo:language="en" fo:country="US" officeooo:rsid="001decf6" officeooo:paragraph-rsid="001decf6" style:font-size-asian="11pt" style:font-size-complex="11pt"/>
    </style:style>
    <style:style style:name="P57" style:family="paragraph" style:parent-style-name="Table_20_Contents">
      <style:paragraph-properties fo:text-align="center" style:justify-single-word="false"/>
      <style:text-properties style:use-window-font-color="true" fo:font-size="11pt" fo:language="en" fo:country="US" officeooo:rsid="004c613d" officeooo:paragraph-rsid="004c613d" style:font-size-asian="11pt" style:font-size-complex="11pt"/>
    </style:style>
    <style:style style:name="P58" style:family="paragraph" style:parent-style-name="Table_20_Contents">
      <style:text-properties style:use-window-font-color="true" fo:font-size="11pt" fo:language="en" fo:country="US" officeooo:rsid="002b897b" officeooo:paragraph-rsid="002b897b" style:font-size-asian="11pt" style:font-size-complex="11pt"/>
    </style:style>
    <style:style style:name="P59" style:family="paragraph" style:parent-style-name="Table_20_Contents">
      <style:paragraph-properties fo:text-align="center" style:justify-single-word="false"/>
      <style:text-properties style:use-window-font-color="true" fo:font-size="11pt" fo:language="en" fo:country="US" officeooo:rsid="004da469" officeooo:paragraph-rsid="004da469" style:font-size-asian="11pt" style:font-size-complex="11pt"/>
    </style:style>
    <style:style style:name="P60" style:family="paragraph" style:parent-style-name="Table_20_Contents">
      <style:text-properties officeooo:rsid="006a41bf" officeooo:paragraph-rsid="006a41bf"/>
    </style:style>
    <style:style style:name="P61" style:family="paragraph" style:parent-style-name="Subtitle">
      <style:text-properties fo:language="en" fo:country="US" officeooo:rsid="001b98c0" officeooo:paragraph-rsid="001b98c0"/>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Standard">
      <style:text-properties fo:language="en" fo:country="US" fo:font-weight="bold" officeooo:rsid="00802de2" style:font-weight-asian="bold" style:font-weight-complex="bold"/>
    </style:style>
    <style:style style:name="P65" style:family="paragraph" style:parent-style-name="mw_5f_code">
      <style:text-properties officeooo:rsid="0092eb66" officeooo:paragraph-rsid="0092eb66"/>
    </style:style>
    <style:style style:name="P66" style:family="paragraph" style:parent-style-name="Standard" style:list-style-name="L4">
      <style:text-properties fo:language="en" fo:country="US"/>
    </style:style>
    <style:style style:name="P67" style:family="paragraph" style:parent-style-name="Text_20_body" style:list-style-name="L1">
      <style:text-properties fo:language="en" fo:country="US" officeooo:rsid="005e4fda" officeooo:paragraph-rsid="005e4fda"/>
    </style:style>
    <style:style style:name="P68" style:family="paragraph" style:parent-style-name="Text_20_body" style:list-style-name="L2">
      <style:text-properties fo:language="en" fo:country="US" officeooo:rsid="00556295" officeooo:paragraph-rsid="006595c5"/>
    </style:style>
    <style:style style:name="P69" style:family="paragraph" style:parent-style-name="Text_20_body" style:list-style-name="L2">
      <style:text-properties fo:language="en" fo:country="US" officeooo:rsid="00556295" officeooo:paragraph-rsid="00556295"/>
    </style:style>
    <style:style style:name="P70" style:family="paragraph" style:parent-style-name="Text_20_body" style:list-style-name="L2">
      <style:text-properties fo:language="en" fo:country="US" officeooo:rsid="00642bc2" officeooo:paragraph-rsid="006595c5"/>
    </style:style>
    <style:style style:name="P71" style:family="paragraph" style:parent-style-name="Text_20_body" style:list-style-name="L2">
      <style:text-properties fo:language="en" fo:country="US" officeooo:rsid="00571743" officeooo:paragraph-rsid="00571743"/>
    </style:style>
    <style:style style:name="P72" style:family="paragraph" style:parent-style-name="Text_20_body" style:list-style-name="L2">
      <style:text-properties fo:language="en" fo:country="US" officeooo:rsid="005ab9fe" officeooo:paragraph-rsid="005ab9fe"/>
    </style:style>
    <style:style style:name="P73" style:family="paragraph" style:parent-style-name="Text_20_body" style:list-style-name="L3">
      <style:text-properties fo:language="en" fo:country="US" officeooo:rsid="0054d431" officeooo:paragraph-rsid="0054d431"/>
    </style:style>
    <style:style style:name="P74" style:family="paragraph" style:parent-style-name="Text_20_body" style:list-style-name="L4">
      <style:text-properties fo:language="en" fo:country="US" officeooo:rsid="0054d431" officeooo:paragraph-rsid="0054d431"/>
    </style:style>
    <style:style style:name="P75" style:family="paragraph" style:parent-style-name="Text_20_body" style:list-style-name="L3">
      <style:text-properties fo:language="en" fo:country="US" officeooo:rsid="006e74f3" officeooo:paragraph-rsid="006e74f3"/>
    </style:style>
    <style:style style:name="P76" style:family="paragraph" style:parent-style-name="Text_20_body" style:list-style-name="L2">
      <style:text-properties officeooo:rsid="0054d431" officeooo:paragraph-rsid="0054d431"/>
    </style:style>
    <style:style style:name="P77" style:family="paragraph" style:parent-style-name="Text_20_body" style:list-style-name="L4">
      <style:text-properties officeooo:rsid="0054d431" officeooo:paragraph-rsid="0054d431"/>
    </style:style>
    <style:style style:name="P78" style:family="paragraph" style:parent-style-name="Text_20_body" style:list-style-name="L2">
      <style:text-properties officeooo:rsid="00571743" officeooo:paragraph-rsid="0059a4a9"/>
    </style:style>
    <style:style style:name="P79" style:family="paragraph" style:parent-style-name="Text_20_body" style:list-style-name="L3">
      <style:text-properties officeooo:rsid="0057a9a7" officeooo:paragraph-rsid="0057a9a7"/>
    </style:style>
    <style:style style:name="P80" style:family="paragraph" style:parent-style-name="Text_20_body" style:list-style-name="L3">
      <style:text-properties officeooo:rsid="005bdc00" officeooo:paragraph-rsid="005bdc00"/>
    </style:style>
    <style:style style:name="P81" style:family="paragraph" style:parent-style-name="Text_20_body" style:list-style-name="L5">
      <style:text-properties officeooo:rsid="006c11cf" officeooo:paragraph-rsid="006de322"/>
    </style:style>
    <style:style style:name="P82" style:family="paragraph" style:parent-style-name="Text_20_body" style:list-style-name="L5">
      <style:text-properties officeooo:rsid="006dafa5" officeooo:paragraph-rsid="006dafa5"/>
    </style:style>
    <style:style style:name="P83" style:family="paragraph" style:parent-style-name="Text_20_body">
      <style:text-properties fo:color="#ff0000" officeooo:rsid="007d135b" officeooo:paragraph-rsid="007d135b"/>
    </style:style>
    <style:style style:name="P84" style:family="paragraph" style:parent-style-name="Text_20_body">
      <style:text-properties officeooo:rsid="0092eb66" officeooo:paragraph-rsid="0092eb66"/>
    </style:style>
    <style:style style:name="P85"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style:text-properties officeooo:rsid="00571743" officeooo:paragraph-rsid="00571743"/>
    </style:style>
    <style:style style:name="P86"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fo:language="en" fo:country="US" officeooo:rsid="006c11cf" officeooo:paragraph-rsid="006c11cf"/>
    </style:style>
    <style:style style:name="P87"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officeooo:rsid="00571743" officeooo:paragraph-rsid="00571743"/>
    </style:style>
    <style:style style:name="P88" style:family="paragraph" style:parent-style-name="Heading_20_1">
      <style:text-properties fo:language="en" fo:country="US"/>
    </style:style>
    <style:style style:name="P89" style:family="paragraph" style:parent-style-name="Heading_20_1">
      <style:text-properties officeooo:paragraph-rsid="00789de3"/>
    </style:style>
    <style:style style:name="P90"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91" style:family="paragraph" style:parent-style-name="Heading_20_1" style:master-page-name="">
      <style:paragraph-properties style:page-number="auto" fo:break-before="page">
        <style:tab-stops/>
      </style:paragraph-properties>
      <style:text-properties fo:language="en" fo:country="US"/>
    </style:style>
    <style:style style:name="P92" style:family="paragraph" style:parent-style-name="Heading_20_1" style:master-page-name="Landscape">
      <style:paragraph-properties style:page-number="auto"/>
    </style:style>
    <style:style style:name="P93" style:family="paragraph" style:parent-style-name="Heading_20_2">
      <style:text-properties officeooo:rsid="0079a00d" officeooo:paragraph-rsid="0079a00d"/>
    </style:style>
    <style:style style:name="P94" style:family="paragraph" style:parent-style-name="Heading_20_2">
      <style:text-properties officeooo:paragraph-rsid="0079a00d"/>
    </style:style>
    <style:style style:name="P95" style:family="paragraph" style:parent-style-name="Heading_20_2">
      <style:text-properties fo:language="en" fo:country="US" officeooo:paragraph-rsid="00789de3"/>
    </style:style>
    <style:style style:name="P96" style:family="paragraph" style:parent-style-name="Heading_20_2">
      <style:text-properties officeooo:paragraph-rsid="00789de3"/>
    </style:style>
    <style:style style:name="P97" style:family="paragraph" style:parent-style-name="Heading_20_3">
      <style:text-properties officeooo:paragraph-rsid="008a8ed2"/>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style:text-position="super 58%"/>
    </style:style>
    <style:style style:name="T9" style:family="text">
      <style:text-properties style:text-position="super 58%" officeooo:rsid="0035a97a"/>
    </style:style>
    <style:style style:name="T10" style:family="text">
      <style:text-properties style:text-position="super 58%" officeooo:rsid="003d31a8"/>
    </style:style>
    <style:style style:name="T11" style:family="text">
      <style:text-properties style:text-position="super 58%" officeooo:rsid="003f9c6e"/>
    </style:style>
    <style:style style:name="T12" style:family="text">
      <style:text-properties style:text-position="super 58%" officeooo:rsid="003e15c1"/>
    </style:style>
    <style:style style:name="T13" style:family="text">
      <style:text-properties style:text-position="super 58%" officeooo:rsid="00477629"/>
    </style:style>
    <style:style style:name="T14" style:family="text">
      <style:text-properties officeooo:rsid="003e15c1"/>
    </style:style>
    <style:style style:name="T15" style:family="text">
      <style:text-properties officeooo:rsid="004c613d"/>
    </style:style>
    <style:style style:name="T16" style:family="text">
      <style:text-properties officeooo:rsid="004d4345"/>
    </style:style>
    <style:style style:name="T17" style:family="text">
      <style:text-properties officeooo:rsid="004edb41"/>
    </style:style>
    <style:style style:name="T18" style:family="text">
      <style:text-properties fo:language="en" fo:country="US"/>
    </style:style>
    <style:style style:name="T19" style:family="text">
      <style:text-properties fo:language="en" fo:country="US" officeooo:rsid="004fc6d8"/>
    </style:style>
    <style:style style:name="T20" style:family="text">
      <style:text-properties fo:language="en" fo:country="US" officeooo:rsid="005075a6"/>
    </style:style>
    <style:style style:name="T21" style:family="text">
      <style:text-properties fo:language="en" fo:country="US" officeooo:rsid="00528d37"/>
    </style:style>
    <style:style style:name="T22" style:family="text">
      <style:text-properties fo:language="en" fo:country="US" officeooo:rsid="005436dc"/>
    </style:style>
    <style:style style:name="T23" style:family="text">
      <style:text-properties fo:language="en" fo:country="US" officeooo:rsid="00556295"/>
    </style:style>
    <style:style style:name="T24" style:family="text">
      <style:text-properties fo:language="en" fo:country="US" officeooo:rsid="00571743"/>
    </style:style>
    <style:style style:name="T25" style:family="text">
      <style:text-properties fo:language="en" fo:country="US" officeooo:rsid="005720a4"/>
    </style:style>
    <style:style style:name="T26" style:family="text">
      <style:text-properties fo:language="en" fo:country="US" officeooo:rsid="0057a9a7"/>
    </style:style>
    <style:style style:name="T27" style:family="text">
      <style:text-properties fo:language="en" fo:country="US" officeooo:rsid="00596e85"/>
    </style:style>
    <style:style style:name="T28" style:family="text">
      <style:text-properties fo:language="en" fo:country="US" officeooo:rsid="0059a4a9"/>
    </style:style>
    <style:style style:name="T29" style:family="text">
      <style:text-properties fo:language="en" fo:country="US" officeooo:rsid="005d7cb9"/>
    </style:style>
    <style:style style:name="T30" style:family="text">
      <style:text-properties fo:language="en" fo:country="US" officeooo:rsid="004f86c3"/>
    </style:style>
    <style:style style:name="T31" style:family="text">
      <style:text-properties fo:language="en" fo:country="US" officeooo:rsid="0063dd7b"/>
    </style:style>
    <style:style style:name="T32" style:family="text">
      <style:text-properties fo:language="en" fo:country="US" officeooo:rsid="0065bd9c"/>
    </style:style>
    <style:style style:name="T33" style:family="text">
      <style:text-properties fo:language="en" fo:country="US" officeooo:rsid="006de322"/>
    </style:style>
    <style:style style:name="T34" style:family="text">
      <style:text-properties fo:language="en" fo:country="US" officeooo:rsid="007fa272"/>
    </style:style>
    <style:style style:name="T35" style:family="text">
      <style:text-properties fo:language="en" fo:country="US" officeooo:rsid="007fbfa2"/>
    </style:style>
    <style:style style:name="T36" style:family="text">
      <style:text-properties fo:language="en" fo:country="US" officeooo:rsid="00802de2"/>
    </style:style>
    <style:style style:name="T37" style:family="text">
      <style:text-properties fo:language="en" fo:country="US" fo:font-weight="bold" officeooo:rsid="00802de2" style:font-weight-asian="bold" style:font-weight-complex="bold"/>
    </style:style>
    <style:style style:name="T38" style:family="text">
      <style:text-properties fo:language="en" fo:country="US" fo:font-weight="bold" officeooo:rsid="0082290c" style:font-weight-asian="bold" style:font-weight-complex="bold"/>
    </style:style>
    <style:style style:name="T39" style:family="text">
      <style:text-properties fo:language="en" fo:country="US" officeooo:rsid="0082290c"/>
    </style:style>
    <style:style style:name="T40" style:family="text">
      <style:text-properties fo:language="en" fo:country="US" officeooo:rsid="00896bf7"/>
    </style:style>
    <style:style style:name="T41" style:family="text">
      <style:text-properties fo:language="en" fo:country="US" officeooo:rsid="008c2160"/>
    </style:style>
    <style:style style:name="T42" style:family="text">
      <style:text-properties officeooo:rsid="0051418a"/>
    </style:style>
    <style:style style:name="T43" style:family="text">
      <style:text-properties officeooo:rsid="0054d431"/>
    </style:style>
    <style:style style:name="T44" style:family="text">
      <style:text-properties officeooo:rsid="0060afd6"/>
    </style:style>
    <style:style style:name="T45" style:family="text">
      <style:text-properties officeooo:rsid="00642bc2"/>
    </style:style>
    <style:style style:name="T46" style:family="text">
      <style:text-properties officeooo:rsid="006a41bf"/>
    </style:style>
    <style:style style:name="T47" style:family="text">
      <style:text-properties officeooo:rsid="006dafa5"/>
    </style:style>
    <style:style style:name="T48" style:family="text">
      <style:text-properties officeooo:rsid="006f9459"/>
    </style:style>
    <style:style style:name="T49" style:family="text">
      <style:text-properties style:text-position="sub 58%"/>
    </style:style>
    <style:style style:name="T50" style:family="text">
      <style:text-properties style:text-position="sub 58%" fo:language="en" fo:country="US"/>
    </style:style>
    <style:style style:name="T51" style:family="text">
      <style:text-properties style:text-position="sub 58%" fo:language="en" fo:country="US" officeooo:rsid="00802de2"/>
    </style:style>
    <style:style style:name="T52" style:family="text">
      <style:text-properties style:text-position="sub 58%" fo:language="en" fo:country="US" officeooo:rsid="008c2160"/>
    </style:style>
    <style:style style:name="T53" style:family="text">
      <style:text-properties officeooo:rsid="006fef20"/>
    </style:style>
    <style:style style:name="T54" style:family="text">
      <style:text-properties officeooo:rsid="00739b62"/>
    </style:style>
    <style:style style:name="T55" style:family="text">
      <style:text-properties officeooo:rsid="0076e0ba"/>
    </style:style>
    <style:style style:name="T56" style:family="text">
      <style:text-properties officeooo:rsid="007724f3"/>
    </style:style>
    <style:style style:name="T57" style:family="text">
      <style:text-properties officeooo:rsid="007a7ad0"/>
    </style:style>
    <style:style style:name="T58" style:family="text">
      <style:text-properties officeooo:rsid="007ddb3d"/>
    </style:style>
    <style:style style:name="T59" style:family="text">
      <style:text-properties officeooo:rsid="007e3ec1"/>
    </style:style>
    <style:style style:name="T60" style:family="text">
      <style:text-properties style:text-position="0% 100%"/>
    </style:style>
    <style:style style:name="T61" style:family="text">
      <style:text-properties style:text-position="0% 100%" officeooo:rsid="007e3ec1"/>
    </style:style>
    <style:style style:name="T62" style:family="text">
      <style:text-properties style:text-position="0% 100%" officeooo:rsid="0082290c"/>
    </style:style>
    <style:style style:name="T63" style:family="text">
      <style:text-properties style:text-position="0% 100%" fo:language="en" fo:country="US" officeooo:rsid="008c2160"/>
    </style:style>
    <style:style style:name="T64" style:family="text">
      <style:text-properties style:text-position="0% 100%" fo:language="en" fo:country="US" officeooo:rsid="008de360"/>
    </style:style>
    <style:style style:name="T65" style:family="text">
      <style:text-properties style:text-position="0% 100%" fo:language="en" fo:country="US" officeooo:rsid="008fb268"/>
    </style:style>
    <style:style style:name="T66" style:family="text">
      <style:text-properties style:text-position="0% 100%" officeooo:rsid="0092aa22"/>
    </style:style>
    <style:style style:name="T67" style:family="text">
      <style:text-properties officeooo:rsid="007fa272"/>
    </style:style>
    <style:style style:name="T68" style:family="text">
      <style:text-properties officeooo:rsid="007fbf45"/>
    </style:style>
    <style:style style:name="T69" style:family="text">
      <style:text-properties officeooo:rsid="00888c56"/>
    </style:style>
    <style:style style:name="T70" style:family="text">
      <style:text-properties officeooo:rsid="008a8ed2"/>
    </style:style>
    <style:style style:name="T71" style:family="text">
      <style:text-properties officeooo:rsid="0092eb66"/>
    </style:style>
    <style:style style:name="T72" style:family="text">
      <style:text-properties officeooo:rsid="0094404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p</text:span>yftpsync</text:p>
      <text:p text:style-name="P61">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023_787258444" text:style-name="Index_20_Link" text:visited-style-name="Index_20_Link">Overview<text:tab/>1</text:a></text:p>
          <text:p text:style-name="P62"><text:a xlink:type="simple" xlink:href="#__RefHeading___Toc1025_787258444" text:style-name="Index_20_Link" text:visited-style-name="Index_20_Link">Requirements<text:tab/>2</text:a></text:p>
          <text:p text:style-name="P63"><text:a xlink:type="simple" xlink:href="#__RefHeading___Toc1027_787258444" text:style-name="Index_20_Link" text:visited-style-name="Index_20_Link">Extensibility<text:tab/>2</text:a></text:p>
          <text:p text:style-name="P63"><text:a xlink:type="simple" xlink:href="#__RefHeading___Toc1029_787258444" text:style-name="Index_20_Link" text:visited-style-name="Index_20_Link">Performance<text:tab/>2</text:a></text:p>
          <text:p text:style-name="P63"><text:a xlink:type="simple" xlink:href="#__RefHeading___Toc1031_787258444" text:style-name="Index_20_Link" text:visited-style-name="Index_20_Link">Robustness<text:tab/>2</text:a></text:p>
          <text:p text:style-name="P63"><text:a xlink:type="simple" xlink:href="#__RefHeading___Toc1473_209583328" text:style-name="Index_20_Link" text:visited-style-name="Index_20_Link">Compatibility<text:tab/>3</text:a></text:p>
          <text:p text:style-name="P63"><text:a xlink:type="simple" xlink:href="#__RefHeading___Toc1273_787258444" text:style-name="Index_20_Link" text:visited-style-name="Index_20_Link">Usability and Consistency<text:tab/>3</text:a></text:p>
          <text:p text:style-name="P62"><text:a xlink:type="simple" xlink:href="#__RefHeading___Toc1033_787258444" text:style-name="Index_20_Link" text:visited-style-name="Index_20_Link">Algorithm<text:tab/>4</text:a></text:p>
          <text:p text:style-name="P63"><text:a xlink:type="simple" xlink:href="#__RefHeading___Toc1475_209583328" text:style-name="Index_20_Link" text:visited-style-name="Index_20_Link">Classification of File Entries and Metadata<text:tab/>4</text:a></text:p>
          <text:p text:style-name="P63"><text:a xlink:type="simple" xlink:href="#__RefHeading___Toc1477_209583328" text:style-name="Index_20_Link" text:visited-style-name="Index_20_Link">Classification of Pairs<text:tab/>5</text:a></text:p>
          <text:p text:style-name="P63"><text:a xlink:type="simple" xlink:href="#__RefHeading___Toc1479_209583328" text:style-name="Index_20_Link" text:visited-style-name="Index_20_Link">Determining the Sync Action<text:tab/>5</text:a></text:p>
          <text:p text:style-name="P63"><text:a xlink:type="simple" xlink:href="#__RefHeading___Toc1310_787258444" text:style-name="Index_20_Link" text:visited-style-name="Index_20_Link">Bi-Directional Sync<text:tab/>5</text:a></text:p>
          <text:p text:style-name="P63"><text:a xlink:type="simple" xlink:href="#__RefHeading___Toc1481_209583328" text:style-name="Index_20_Link" text:visited-style-name="Index_20_Link">Upload<text:tab/>5</text:a></text:p>
          <text:p text:style-name="P63"><text:a xlink:type="simple" xlink:href="#__RefHeading___Toc1308_787258444" text:style-name="Index_20_Link" text:visited-style-name="Index_20_Link">Download<text:tab/>5</text:a></text:p>
          <text:p text:style-name="P62"><text:a xlink:type="simple" xlink:href="#__RefHeading___Toc1312_787258444" text:style-name="Index_20_Link" text:visited-style-name="Index_20_Link">Command Line Interface<text:tab/>5</text:a></text:p>
          <text:p text:style-name="P62"><text:a xlink:type="simple" xlink:href="#__RefHeading___Toc1041_787258444" text:style-name="Index_20_Link" text:visited-style-name="Index_20_Link">Appendix 1: Sample Flow for 'update' command<text:tab/>7</text:a></text:p>
        </text:index-body>
      </text:table-of-content>
      <text:p text:style-name="P2"/>
      <text:h text:style-name="P88"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c) 2012-2016 Martin Wendt, free for use according to the <text:a xlink:type="simple" xlink:href="http://www.opensource.org/licenses/mit-license.php" text:style-name="Internet_20_link" text:visited-style-name="Visited_20_Internet_20_Link">MIT license</text:a>.</text:p>
      <text:list xml:id="list8091166035754393561" text:style-name="L1">
        <text:list-item>
          <text:p text:style-name="P67">This is a command line tool…</text:p>
        </text:list-item>
        <text:list-item>
          <text:p text:style-name="P67">… and a library for use in your Python projects</text:p>
        </text:list-item>
        <text:list-item>
          <text:p text:style-name="P67">Upload, download, and bi-directional synch mode<text:span text:style-name="T44">1</text:span></text:p>
        </text:list-item>
        <text:list-item>
          <text:p text:style-name="P67">Allows FTP-to-FTP and Filesystem-to-Filesystem synchronization as well</text:p>
        </text:list-item>
        <text:list-item>
          <text:p text:style-name="P67">Architecture is open to add other target types.</text:p>
        </text:list-item>
      </text:list>
      <text:p text:style-name="P4"><text:span text:style-name="T44">The project is maintained on GitHub:</text:span> <text:a xlink:type="simple" xlink:href="https://github.com/mar10/pyftpsync" text:style-name="Internet_20_link" text:visited-style-name="Visited_20_Internet_20_Link">https://github.com/mar10/pyftpsync</text:a>.<text:line-break/><text:span text:style-name="T44">Feedback and contributions are welcome.</text:span></text:p>
      <text:h text:style-name="P90" text:outline-level="1"><text:bookmark-start text:name="__RefHeading___Toc1025_787258444"/>Requirements<text:bookmark-end text:name="__RefHeading___Toc1025_787258444"/></text:h>
      <text:p text:style-name="P10"><text:span text:style-name="T30">D</text:span><text:span text:style-name="T18">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43">a</text:span> Python library in the first place. The command line interface is an application use case that builds on this.<text:line-break/><text:span text:style-name="T42">This approach also allows for easy automated testing.</text:span></text:p>
      <text:p text:style-name="P8">The architecture should <text:span text:style-name="T55">be easy to </text:span>exten<text:span text:style-name="T55">d</text:span>, for example add new target types <text:span text:style-name="T42">(think </text:span>TFTP or <text:span text:style-name="T42">Google Drive API).</text:span></text:p>
      <text:h text:style-name="Heading_20_2" text:outline-level="2"><text:bookmark-start text:name="__RefHeading___Toc1029_787258444"/>Performance<text:bookmark-end text:name="__RefHeading___Toc1029_787258444"/></text:h>
      <text:p text:style-name="P7"><text:span text:style-name="T20">The </text:span><text:span text:style-name="T31">synchronization process</text:span><text:span text:style-name="T20"> should be r</text:span><text:span text:style-name="T18">eason</text:span><text:span text:style-name="T19">a</text:span><text:span text:style-name="T18">bly fast.</text:span></text:p>
      <text:p text:style-name="P7"><text:span text:style-name="T20">FTP servers (in general) don't support sending etags or CRC checksums with a dir listing.<text:line-break/></text:span><text:span text:style-name="T21">Since calculating CRCs on a remote server would require slow downloads, we rely on file sizes and modification times to detect changes.<text:line-break/></text:span><text:span text:style-name="T31">This implies that ML</text:span><text:span text:style-name="T32">S</text:span><text:span text:style-name="T31">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20">We need to deal with </text:span><text:span text:style-name="T23">some special scenarios</text:span></text:p>
      <text:list xml:id="list2584179854697639741" text:style-name="L2">
        <text:list-item>
          <text:p text:style-name="P76"><text:span text:style-name="T18">Local or remote files may be </text:span><text:span text:style-name="T24">modified</text:span><text:span text:style-name="T18">, added or removed at any time, so the </text:span><text:span text:style-name="T23">metadata stored by</text:span><text:span text:style-name="T18"> pyftpsync become</text:span><text:span text:style-name="T23">s</text:span><text:span text:style-name="T18"> invalid.</text:span></text:p>
        </text:list-item>
        <text:list-item>
          <text:p text:style-name="P68">Files may be modified without changing the file size.<text:line-break/>→<text:span text:style-name="T45"> we will not rely on this value to check for equality (but use it to pre-check for inequality).</text:span></text:p>
        </text:list-item>
        <text:list-item>
          <text:p text:style-name="P70">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78"><text:span text:style-name="T18">File</text:span><text:span text:style-name="T33">s</text:span><text:span text:style-name="T18"> may be changed on both targets </text:span><text:span text:style-name="T33">between to synchronizations</text:span><text:span text:style-name="T18">:<text:line-break/>→</text:span><text:span text:style-name="T33"> </text:span><text:span text:style-name="T18">We need </text:span><text:span text:style-name="T25">to </text:span><text:span text:style-name="T28">identify conflicts and offer</text:span><text:span text:style-name="T25"> different </text:span><text:span text:style-name="T18">conflict resolution </text:span><text:span text:style-name="T25">strategies</text:span><text:span text:style-name="T18">.</text:span></text:p>
        </text:list-item>
        <text:list-item>
          <text:p text:style-name="P69">System clock of server and client may be out of sync by a few seconds or minutes. <text:line-break/>Server and client may also use different time zones.</text:p>
        </text:list-item>
        <text:list-item>
          <text:p text:style-name="P71">Different pyftpsync jobs may run at the same time.<text:line-break/>For example two clients sync with the same remote target (or one remote target is a sub folder of the other).<text:line-break/><text:soft-page-break/><text:span text:style-name="T46">This may lead to corrupt data.</text:span><text:line-break/>→<text:span text:style-name="T46"> some sort of locking would help</text:span></text:p>
        </text:list-item>
        <text:list-item>
          <text:p text:style-name="P72">One local folder may be synchronized with different remote targets. Likewise, one remote target may be used by different clients.<text:line-break/>→<text:span text:style-name="T46"> Even if those jobs run at different times, <text:line-break/>→ metadata must be stored per peer id</text:span></text:p>
        </text:list-item>
        <text:list-item>
          <text:p text:style-name="P71">A pyftpsync job may be interrupted by Ctrl-C, FTP server problems, missing permissions, programming errors, network errors, etc.<text:line-break/>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5">We want to support as many platforms and impose as few requirements as possible.</text:p>
      <text:h text:style-name="Heading_20_2" text:outline-level="2"><text:bookmark-start text:name="__RefHeading___Toc1273_787258444"/><text:span text:style-name="T22">Usability</text:span><text:span text:style-name="T18"> and </text:span><text:span text:style-name="T21">C</text:span><text:span text:style-name="T18">ons</text:span><text:span text:style-name="T21">i</text:span><text:span text:style-name="T18">stency</text:span><text:bookmark-end text:name="__RefHeading___Toc1273_787258444"/></text:h>
      <text:p text:style-name="P9"><text:span text:style-name="T18">Synchronization is technically tricky, but </text:span><text:span text:style-name="T29">may </text:span><text:span text:style-name="T18">also be confusing even if implemented correctly.<text:line-break/>The interface should be clear and provide transparent information to avoid accidental misuse:</text:span></text:p>
      <text:list xml:id="list7970707599645457133" text:style-name="L3">
        <text:list-item>
          <text:p text:style-name="P73">Use terms “Local” / “Remote” consistently</text:p>
        </text:list-item>
        <text:list-item>
          <text:p text:style-name="P79"><text:span text:style-name="T18">Support dry-run </text:span><text:span text:style-name="T28">mode</text:span></text:p>
        </text:list-item>
        <text:list-item>
          <text:p text:style-name="P80"><text:span text:style-name="T28">'</text:span><text:span text:style-name="T18">upload' mode never modifies local target. Likewise 'download' mode never modifies remote target.</text:span></text:p>
        </text:list-item>
        <text:list-item>
          <text:p text:style-name="P75">Use defensive defaults</text:p>
        </text:list-item>
        <text:list-item>
          <text:p text:style-name="P75">Display understandable information on conflicts</text:p>
        </text:list-item>
      </text:list>
      <text:h text:style-name="P91" text:outline-level="1"><text:bookmark-start text:name="__RefHeading___Toc1033_787258444"/>Algorithm<text:bookmark-end text:name="__RefHeading___Toc1033_787258444"/></text:h>
      <text:list xml:id="list6881635752994111067" text:style-name="L4">
        <text:list-item>
          <text:p text:style-name="P74">Define two targets (local and remote)</text:p>
        </text:list-item>
        <text:list-item>
          <text:p text:style-name="P74">Define a synchronizer (upload, download, or bi-directional)</text:p>
        </text:list-item>
        <text:list-item>
          <text:p text:style-name="P77"><text:span text:style-name="T18">Call sync</text:span><text:span text:style-name="T24">h</text:span><text:span text:style-name="T18">ronizer.run()</text:span></text:p>
          <text:list>
            <text:list-item>
              <text:p text:style-name="P85"><text:span text:style-name="T18">Walk both target trees and find matching/new/missing entries<text:line-break/></text:span><text:span text:style-name="T26">Also apply inclusion/exclusion filters</text:span></text:p>
            </text:list-item>
            <text:list-item>
              <text:p text:style-name="P86">Classify entries (Existing? Modified since last sync?)</text:p>
            </text:list-item>
            <text:list-item>
              <text:p text:style-name="P87"><text:span text:style-name="T18">Classify </text:span><text:span text:style-name="T26">entry pairs </text:span><text:span text:style-name="T27">and c</text:span><text:span text:style-name="T26">all handler, for example synchronizer.sync_older_local_file(local, remote)</text:span></text:p>
            </text:list-item>
          </text:list>
        </text:list-item>
        <text:list-item>
          <text:p text:style-name="P66">Dump statistics</text:p>
        </text:list-item>
      </text:list>
      <text:h text:style-name="Heading_20_2" text:outline-level="2"><text:bookmark-start text:name="__RefHeading___Toc1475_209583328"/>File Entr<text:span text:style-name="T69">y Properties</text:span> <text:span text:style-name="T54">and Metadata</text:span><text:bookmark-end text:name="__RefHeading___Toc1475_209583328"/></text:h>
      <text:p text:style-name="P13">For every entry we need to know</text:p>
      <text:list xml:id="list8172828664144717134" text:style-name="L5">
        <text:list-item>
          <text:p text:style-name="P81">file size <text:span text:style-name="T48">and file modification time as reported by the file system</text:span></text:p>
        </text:list-item>
        <text:list-item>
          <text:p text:style-name="P82">timestamp of last <text:span text:style-name="T68">successful, not-dry-run </text:span>synchronization <text:span text:style-name="T48">(if any)</text:span></text:p>
        </text:list-item>
        <text:list-item>
          <text:p text:style-name="P81">file size and <text:span text:style-name="T47">file modification time</text:span> at the time of last synchronization<text:line-break/><text:span text:style-name="T48">This values may be None if the file did not exist at that time.</text:span></text:p>
        </text:list-item>
      </text:list>
      <text:p text:style-name="P14"><text:span text:style-name="T53">The latter two </text:span>values are stored in a text file named '.pyftpsync-meta.json' inside the target folders.<text:line-break/>This also allows us to detect files that have been removed since last sync<text:span text:style-name="T54">hronization</text:span>, <text:span text:style-name="T53">because they will still appear in the metadata</text:span>.</text:p>
      <text:p text:style-name="P16">The metadata <text:span text:style-name="T56">is used to detect conflicts, i.e. we want to tell if files have bee modified since the last synchronization. Because a target may be synchronized with different peers, we must store the metadata sets per peer.</text:span></text:p>
      <text:p text:style-name="P15">TODO: where should we store the peer sync metadata?<text:line-break/>Assuming we always have write access on the local folder, this would be the place, even if we are in 'upload' mode(?).</text:p>
      <text:p text:style-name="P83">TODO: should we store metadata for entries that are ignored by a filter?</text:p>
      <text:p text:style-name="Text_20_body">Example of a <text:span text:style-name="T72">local</text:span> metadata <text:span text:style-name="T72">after a synchronization</text:span>:</text:p>
      <text:p text:style-name="mw_5f_code">{</text:p>
      <text:p text:style-name="mw_5f_code"><text:s text:c="4"/>"_disclaimer": "Generated by https://github.com/mar10/pyftpsync", </text:p>
      <text:p text:style-name="mw_5f_code"><text:s text:c="4"/>"_file_version": 1, </text:p>
      <text:p text:style-name="mw_5f_code"><text:s text:c="4"/>"_time": 1470508542.0, </text:p>
      <text:p text:style-name="mw_5f_code"><text:s text:c="4"/>"_time_str": "Sat Aug <text:s/>6 21:35:42 2016", </text:p>
      <text:p text:style-name="mw_5f_code"><text:s text:c="4"/>"_version": "1.0.4", </text:p>
      <text:p text:style-name="mw_5f_code"><text:s text:c="4"/>"files": {}, </text:p>
      <text:p text:style-name="mw_5f_code"><text:soft-page-break/><text:s text:c="4"/>"peer_sync": {</text:p>
      <text:p text:style-name="mw_5f_code"><text:s text:c="8"/>"www.<text:span text:style-name="T71">example.com</text:span>/test_pyftpsync": {</text:p>
      <text:p text:style-name="mw_5f_code"><text:s text:c="12"/>"a.txt": {</text:p>
      <text:p text:style-name="mw_5f_code"><text:s text:c="16"/>"m": 1418577067.0, </text:p>
      <text:p text:style-name="mw_5f_code"><text:s text:c="16"/>"mtime_str": "Sun Dec 14 18:11:07 2014", </text:p>
      <text:p text:style-name="mw_5f_code"><text:s text:c="16"/>"s": 56</text:p>
      <text:p text:style-name="mw_5f_code"><text:s text:c="12"/>}, </text:p>
      <text:p text:style-name="mw_5f_code"><text:s text:c="12"/>"b.txt": {</text:p>
      <text:p text:style-name="mw_5f_code"><text:s text:c="16"/>"m": 1418577087.0, </text:p>
      <text:p text:style-name="mw_5f_code"><text:s text:c="16"/>"mtime_str": "Sun Dec 14 18:11:27 2014", </text:p>
      <text:p text:style-name="mw_5f_code"><text:s text:c="16"/>"s": 69</text:p>
      <text:p text:style-name="mw_5f_code"><text:s text:c="12"/>}, </text:p>
      <text:p text:style-name="mw_5f_code"><text:s text:c="12"/>"c.txt": {</text:p>
      <text:p text:style-name="mw_5f_code"><text:s text:c="16"/>"m": 1419701548.0, </text:p>
      <text:p text:style-name="mw_5f_code"><text:s text:c="16"/>"mtime_str": "Sat Dec 27 18:32:28 2014", </text:p>
      <text:p text:style-name="mw_5f_code"><text:s text:c="16"/>"s": 74</text:p>
      <text:p text:style-name="mw_5f_code"><text:s text:c="12"/>}</text:p>
      <text:p text:style-name="mw_5f_code"><text:s text:c="8"/>}</text:p>
      <text:p text:style-name="mw_5f_code"><text:s text:c="4"/>}</text:p>
      <text:p text:style-name="mw_5f_code">}</text:p>
      <text:p text:style-name="P84">Example of a remote metadata on an FTP server:</text:p>
      <text:p text:style-name="P65">{</text:p>
      <text:p text:style-name="P65"><text:s text:c="4"/>"_disclaimer": "Generated by https://github.com/mar10/pyftpsync", </text:p>
      <text:p text:style-name="P65"><text:s text:c="4"/>"_file_version": 1, </text:p>
      <text:p text:style-name="P65"><text:s text:c="4"/>"_time": 1470508542.0, </text:p>
      <text:p text:style-name="P65"><text:s text:c="4"/>"_time_str": "Sat Aug <text:s/>6 21:35:42 2016", </text:p>
      <text:p text:style-name="P65"><text:s text:c="4"/>"_version": "1.0.4", </text:p>
      <text:p text:style-name="P65"><text:s text:c="4"/>"files": {</text:p>
      <text:p text:style-name="P65"><text:s text:c="8"/>"a.txt": {</text:p>
      <text:p text:style-name="P65"><text:s text:c="12"/>"m": 1418577067.0, </text:p>
      <text:p text:style-name="P65"><text:s text:c="12"/>"mtime_str": "Sun Dec 14 18:11:07 2014", </text:p>
      <text:p text:style-name="P65"><text:s text:c="12"/>"s": 56, </text:p>
      <text:p text:style-name="P65"><text:s text:c="12"/>"u": 1470512141.804526, </text:p>
      <text:p text:style-name="P65"><text:s text:c="12"/>"uploaded_str": "Sat Aug <text:s/>6 21:35:41 2016"</text:p>
      <text:p text:style-name="P65"><text:s text:c="8"/>}, </text:p>
      <text:p text:style-name="P65"><text:s text:c="8"/>"b.txt": {</text:p>
      <text:p text:style-name="P65"><text:s text:c="12"/>"m": 1418577087.0, </text:p>
      <text:p text:style-name="P65"><text:s text:c="12"/>"mtime_str": "Sun Dec 14 18:11:27 2014", </text:p>
      <text:p text:style-name="P65"><text:s text:c="12"/>"s": 69, </text:p>
      <text:p text:style-name="P65"><text:s text:c="12"/>"u": 1470512142.018204, </text:p>
      <text:p text:style-name="P65"><text:s text:c="12"/>"uploaded_str": "Sat Aug <text:s/>6 21:35:42 2016"</text:p>
      <text:p text:style-name="P65"><text:s text:c="8"/>}, </text:p>
      <text:p text:style-name="P65"><text:s text:c="8"/>"c.txt": {</text:p>
      <text:p text:style-name="P65"><text:s text:c="12"/>"m": 1419701548.0, </text:p>
      <text:p text:style-name="P65"><text:s text:c="12"/>"mtime_str": "Sat Dec 27 18:32:28 2014", </text:p>
      <text:p text:style-name="P65"><text:s text:c="12"/>"s": 74, </text:p>
      <text:p text:style-name="P65"><text:s text:c="12"/>"u": 1470512142.231566, </text:p>
      <text:p text:style-name="P65"><text:s text:c="12"/>"uploaded_str": "Sat Aug <text:s/>6 21:35:42 2016"</text:p>
      <text:p text:style-name="P65"><text:s text:c="8"/>}</text:p>
      <text:p text:style-name="P65"><text:s text:c="4"/>}, </text:p>
      <text:p text:style-name="P65"><text:s text:c="4"/>"peer_sync": {}</text:p>
      <text:p text:style-name="P65">}</text:p>
      <text:h text:style-name="Heading_20_3" text:outline-level="3">Glossary</text:h>
      <text:p text:style-name="P14">We refer to these properties as <text:span text:style-name="T67">(assuming local filesystem and remote FTP server):</text:span></text:p>
      <text:p text:style-name="P19"><text:span text:style-name="T38">Local</text:span><text:span text:style-name="T37"> target:</text:span></text:p>
      <text:p text:style-name="mw_5f_glossary">size<text:span text:style-name="T49">(L)</text:span><text:tab/>Local file size as reported by the file system.</text:p>
      <text:p text:style-name="mw_5f_glossary">mtime<text:span text:style-name="T49">(L)</text:span><text:tab/>Local file modification time as reported by the file system.</text:p>
      <text:p text:style-name="mw_5f_glossary"><text:soft-page-break/>pssize<text:tab/>Peer sync size: snapshot of size<text:span text:style-name="T60"> </text:span><text:span text:style-name="T61">at the time of last </text:span><text:span text:style-name="T62">copy operation</text:span><text:span text:style-name="T61">.<text:line-break/>(S</text:span>tored in a meta<text:span text:style-name="T59">data</text:span> file on the local target.<text:span text:style-name="T59">)</text:span></text:p>
      <text:p text:style-name="mw_5f_glossary">psmtime<text:span text:style-name="T49"><text:tab/></text:span>Peer sync <text:span text:style-name="T57">modification </text:span>time: snapshot of mtime<text:span text:style-name="T60"> </text:span><text:span text:style-name="T61">at the time of </text:span><text:span text:style-name="T66">the </text:span><text:span text:style-name="T61">last </text:span><text:span text:style-name="T62">copy operation</text:span>. <text:span text:style-name="T61">(S</text:span>tored in a meta<text:span text:style-name="T59">data</text:span> file on the local target.<text:span text:style-name="T59">)</text:span></text:p>
      <text:p text:style-name="mw_5f_glossary">ps<text:span text:style-name="T57">u</text:span>time<text:span text:style-name="T49"><text:tab/></text:span>Peer sync time: <text:span text:style-name="T68">time </text:span><text:span text:style-name="T61">of last </text:span><text:span text:style-name="T62">copy operation</text:span><text:span text:style-name="T60">. </text:span><text:span text:style-name="T61">(S</text:span>tored in a meta<text:span text:style-name="T59">data</text:span> file on the local target.<text:span text:style-name="T59">)</text:span></text:p>
      <text:p text:style-name="P64">Remote target:</text:p>
      <text:p text:style-name="mw_5f_glossary"><text:span text:style-name="T18">size</text:span><text:span text:style-name="T50">(R)</text:span><text:span text:style-name="T18"><text:tab/>Remote file size as reported by the FTP server.</text:span></text:p>
      <text:p text:style-name="mw_5f_glossary"><text:span text:style-name="T18">mtime</text:span><text:span text:style-name="T50">(R)</text:span><text:span text:style-name="T18"><text:tab/></text:span><text:span text:style-name="T39">F</text:span><text:span text:style-name="T18">ile modification time </text:span><text:span text:style-name="T35">of the uploaded file</text:span><text:span text:style-name="T18">.<text:line-break/>Note that we have to store this as separate metadata on FTP servers, because FTP servers apply the upload time to all files during synchronization. </text:span><text:span text:style-name="T36">Defaults to rtime</text:span><text:span text:style-name="T51">(R)</text:span><text:span text:style-name="T36"> if no metadata is available.</text:span></text:p>
      <text:p text:style-name="mw_5f_glossary"><text:span text:style-name="T34">r</text:span><text:span text:style-name="T18">time</text:span><text:span text:style-name="T50">(R)</text:span><text:span text:style-name="T18"><text:tab/></text:span><text:span text:style-name="T35">REAL r</text:span><text:span text:style-name="T18">emote file modification time as reported by the FTP server.<text:line-break/>This value is normally identical with the update time (not mtime), because FTP servers cannot set an explicit file time.</text:span></text:p>
      <text:h text:style-name="P97" text:outline-level="3">mtime on FTP <text:span text:style-name="T70">S</text:span>ervers</text:h>
      <text:p text:style-name="P18">On FTP targets, there is an additional <text:span text:style-name="T69">global section in the metadata </text:span>that holds the <text:span text:style-name="T69">original </text:span>modif<text:span text:style-name="T58">ication</text:span> time<text:span text:style-name="T58">s of the uploaded files. </text:span></text:p>
      <text:p text:style-name="P20">This is required, because FTP servers will always set file time to the upload time.</text:p>
      <text:p text:style-name="P21"><text:span text:style-name="T40">We must </text:span><text:span text:style-name="T18">discard those entries, when a file was modified by another client than pyftpsync.<text:line-break/>Th</text:span><text:span text:style-name="T40">is can be detected by checking for </text:span></text:p>
      <text:p text:style-name="P21"><text:span text:style-name="T40"><text:tab/></text:span><text:span text:style-name="T41">rtime</text:span><text:span text:style-name="T52">(R)</text:span><text:span text:style-name="T63"> &gt; </text:span><text:span text:style-name="T65">ps</text:span><text:span text:style-name="T64">utime</text:span></text:p>
      <text:h text:style-name="P93" text:outline-level="2"><text:bookmark-start text:name="__RefHeading___Toc1477_209583328"/>Classification of Pairs<text:bookmark-end text:name="__RefHeading___Toc1477_209583328"/></text:h>
      <text:h text:style-name="P94" text:outline-level="2"><text:bookmark-start text:name="__RefHeading___Toc1479_209583328"/>Determining the Sync Action<text:bookmark-end text:name="__RefHeading___Toc1479_209583328"/></text:h>
      <text:p text:style-name="P12"/>
      <table:table table:name="Table2" table:style-name="Table2">
        <table:table-column table:style-name="Table2.A" table:number-columns-repeated="6"/>
        <table:table-column table:style-name="Table2.G"/>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G1"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60">Missing</text:p>
          </table:table-cell>
          <table:table-cell table:style-name="Table2.A2" office:value-type="string">
            <text:p text:style-name="P60">Unmodified / Equal</text:p>
          </table:table-cell>
          <table:table-cell table:style-name="Table2.A2" office:value-type="string">
            <text:p text:style-name="P60">Unmodified / Equ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11"/>
      <text:h text:style-name="Heading_20_2" text:outline-level="2"><text:bookmark-start text:name="__RefHeading___Toc1310_787258444"/><text:soft-page-break/>Bi-Directional Sync<text:bookmark-end text:name="__RefHeading___Toc1310_787258444"/></text:h>
      <text:p text:style-name="Text_20_body">…</text:p>
      <text:h text:style-name="P95" text:outline-level="2"><text:bookmark-start text:name="__RefHeading___Toc1481_209583328"/>Upload<text:bookmark-end text:name="__RefHeading___Toc1481_209583328"/></text:h>
      <text:p text:style-name="P6">…</text:p>
      <text:h text:style-name="P96" text:outline-level="2"><text:bookmark-start text:name="__RefHeading___Toc1308_787258444"/>Download<text:bookmark-end text:name="__RefHeading___Toc1308_787258444"/></text:h>
      <text:p text:style-name="P17">…</text:p>
      <text:h text:style-name="P89" text:outline-level="1"><text:bookmark-start text:name="__RefHeading___Toc1312_787258444"/>Command Line Interface<text:bookmark-end text:name="__RefHeading___Toc1312_787258444"/></text:h>
      <text:p text:style-name="Text_20_body">...</text:p>
      <text:p text:style-name="P1"/>
      <text:h text:style-name="P92" text:outline-level="1"><text:bookmark-start text:name="__RefHeading___Toc1041_787258444"/><text:span text:style-name="T42">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30">Time</text:p>
          </table:table-cell>
          <table:table-cell table:style-name="Table1.A1" office:value-type="string">
            <text:p text:style-name="P23">Action</text:p>
          </table:table-cell>
          <table:table-cell table:style-name="Table1.A1" office:value-type="string">
            <text:p text:style-name="P23">Files</text:p>
          </table:table-cell>
          <table:table-cell table:style-name="Table1.A1" table:number-columns-spanned="4" office:value-type="string">
            <text:p text:style-name="P24">Local Target Properties</text:p>
          </table:table-cell>
          <table:covered-table-cell/>
          <table:covered-table-cell/>
          <table:covered-table-cell/>
          <table:table-cell table:style-name="Table1.A1" office:value-type="string">
            <text:p text:style-name="P29">Sync Status</text:p>
          </table:table-cell>
          <table:table-cell table:style-name="Table1.I1" table:number-columns-spanned="5" office:value-type="string">
            <text:p text:style-name="P24"><text:span text:style-name="T3">Remote</text:span> Target Properties</text:p>
          </table:table-cell>
          <table:covered-table-cell/>
          <table:covered-table-cell/>
          <table:covered-table-cell/>
          <table:covered-table-cell/>
        </table:table-row>
        <table:table-row>
          <table:table-cell table:style-name="Table1.A2" office:value-type="string">
            <text:p text:style-name="P23"/>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5"><text:span text:style-name="T3">s</text:span>ize<text:span text:style-name="T9">(</text:span><text:span text:style-name="T10">L</text:span><text:span text:style-name="T9">)</text:span></text:p>
          </table:table-cell>
          <table:table-cell table:style-name="Table1.A2" office:value-type="string">
            <text:p text:style-name="P26">mtime<text:span text:style-name="T9">(</text:span><text:span text:style-name="T10">L</text:span><text:span text:style-name="T9">)</text:span></text:p>
          </table:table-cell>
          <table:table-cell table:style-name="Table1.A2" office:value-type="string">
            <text:p text:style-name="P31">ps<text:span text:style-name="T14">size</text:span><text:span text:style-name="T12">(L)</text:span></text:p>
          </table:table-cell>
          <table:table-cell table:style-name="Table1.A2" office:value-type="string">
            <text:p text:style-name="P32">ps<text:span text:style-name="T69">m</text:span>time<text:span text:style-name="T12">(L)</text:span></text:p>
          </table:table-cell>
          <table:table-cell table:style-name="Table1.A2" office:value-type="string">
            <text:p text:style-name="P27"/>
          </table:table-cell>
          <table:table-cell table:style-name="Table1.A2" office:value-type="string">
            <text:p text:style-name="P28">size<text:span text:style-name="T11">(R)</text:span></text:p>
          </table:table-cell>
          <table:table-cell table:style-name="Table1.A2" office:value-type="string">
            <text:p text:style-name="P28">mtime<text:span text:style-name="T11">(R)</text:span></text:p>
          </table:table-cell>
          <table:table-cell table:style-name="Table1.A2" office:value-type="string">
            <text:p text:style-name="P31">ps<text:span text:style-name="T14">size</text:span><text:span text:style-name="T12">(</text:span><text:span text:style-name="T13">R</text:span><text:span text:style-name="T12">)</text:span></text:p>
          </table:table-cell>
          <table:table-cell table:style-name="Table1.A2" office:value-type="string">
            <text:p text:style-name="P32">pstime<text:span text:style-name="T12">(</text:span><text:span text:style-name="T13">R</text:span><text:span text:style-name="T12">)</text:span></text:p>
          </table:table-cell>
          <table:table-cell table:style-name="Table1.M2" office:value-type="string">
            <text:p text:style-name="P33">utime<text:span text:style-name="T8">(R)</text:span></text:p>
          </table:table-cell>
        </table:table-row>
        <table:table-row>
          <table:table-cell table:style-name="Table1.A2" office:value-type="string">
            <text:p text:style-name="P35">01:00</text:p>
          </table:table-cell>
          <table:table-cell table:style-name="Table1.A2" office:value-type="string">
            <text:p text:style-name="P37">Initial status</text:p>
          </table:table-cell>
          <table:table-cell table:style-name="Table1.A2" office:value-type="string">
            <text:p text:style-name="P42">a.txt</text:p>
            <text:p text:style-name="P42">b.txt</text:p>
            <text:p text:style-name="P42">c.txt</text:p>
          </table:table-cell>
          <table:table-cell table:style-name="Table1.A2" office:value-type="string">
            <text:p text:style-name="P37">100</text:p>
            <text:p text:style-name="P37">100</text:p>
            <text:p text:style-name="P37">100</text:p>
          </table:table-cell>
          <table:table-cell table:style-name="Table1.A2" office:value-type="string">
            <text:p text:style-name="P37">01:00</text:p>
            <text:p text:style-name="P37">01:00</text:p>
            <text:p text:style-name="P37">01:00</text:p>
          </table:table-cell>
          <table:table-cell table:style-name="Table1.A2" office:value-type="string">
            <text:p text:style-name="P37">-</text:p>
            <text:p text:style-name="P37">-</text:p>
            <text:p text:style-name="P37">-</text:p>
          </table:table-cell>
          <table:table-cell table:style-name="Table1.A2" office:value-type="string">
            <text:p text:style-name="P43">-</text:p>
            <text:p text:style-name="P43">-</text:p>
            <text:p text:style-name="P43">-</text:p>
          </table:table-cell>
          <table:table-cell table:style-name="Table1.A2" office:value-type="string">
            <text:p text:style-name="P45">New</text:p>
            <text:p text:style-name="P45">New</text:p>
            <text:p text:style-name="P45">New</text:p>
          </table:table-cell>
          <table:table-cell table:style-name="Table1.A2" office:value-type="string">
            <text:p text:style-name="P34">-</text:p>
            <text:p text:style-name="P34">-</text:p>
            <text:p text:style-name="P34">-</text:p>
          </table:table-cell>
          <table:table-cell table:style-name="Table1.A2" office:value-type="string">
            <text:p text:style-name="P34">-</text:p>
            <text:p text:style-name="P34">-</text:p>
            <text:p text:style-name="P34">-</text:p>
          </table:table-cell>
          <table:table-cell table:style-name="Table1.A2" office:value-type="string">
            <text:p text:style-name="P34">-</text:p>
            <text:p text:style-name="P34">-</text:p>
            <text:p text:style-name="P34">-</text:p>
          </table:table-cell>
          <table:table-cell table:style-name="Table1.A2" office:value-type="string">
            <text:p text:style-name="P44">-</text:p>
            <text:p text:style-name="P44">-</text:p>
            <text:p text:style-name="P44">-</text:p>
          </table:table-cell>
          <table:table-cell table:style-name="Table1.M2" office:value-type="string">
            <text:p text:style-name="P44">-</text:p>
            <text:p text:style-name="P44">-</text:p>
            <text:p text:style-name="P44">-</text:p>
          </table:table-cell>
        </table:table-row>
        <table:table-row>
          <table:table-cell table:style-name="Table1.A2" office:value-type="string">
            <text:p text:style-name="P35">02:00</text:p>
          </table:table-cell>
          <table:table-cell table:style-name="Table1.A2" office:value-type="string">
            <text:p text:style-name="P41"><text:span text:style-name="T4">$ pyftpsync </text:span>update ...</text:p>
          </table:table-cell>
          <table:table-cell table:style-name="Table1.A2" office:value-type="string">
            <text:p text:style-name="P42">a.txt</text:p>
            <text:p text:style-name="P42">b.txt</text:p>
            <text:p text:style-name="P42">c.txt</text:p>
          </table:table-cell>
          <table:table-cell table:style-name="Table1.A2" office:value-type="string">
            <text:p text:style-name="P37">100</text:p>
            <text:p text:style-name="P37">100</text:p>
            <text:p text:style-name="P3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A2" office:value-type="string">
            <text:p text:style-name="P37">100</text:p>
            <text:p text:style-name="P37">100</text:p>
            <text:p text:style-name="P3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A2" office:value-type="string">
            <text:p text:style-name="P46">Equal</text:p>
            <text:p text:style-name="P46">Equal</text:p>
            <text:p text:style-name="P46">Equal</text:p>
          </table:table-cell>
          <table:table-cell table:style-name="Table1.A2" office:value-type="string">
            <text:p text:style-name="P48">100</text:p>
            <text:p text:style-name="P48">100</text:p>
            <text:p text:style-name="P48">100</text:p>
          </table:table-cell>
          <table:table-cell table:style-name="Table1.A2" office:value-type="string">
            <text:p text:style-name="P38">0<text:span text:style-name="T6">2</text:span>:00</text:p>
            <text:p text:style-name="P38">0<text:span text:style-name="T6">2</text:span>:00</text:p>
            <text:p text:style-name="P38">0<text:span text:style-name="T6">2</text:span>:00</text:p>
          </table:table-cell>
          <table:table-cell table:style-name="Table1.A2" office:value-type="string">
            <text:p text:style-name="P49">100</text:p>
            <text:p text:style-name="P49">100</text:p>
            <text:p text:style-name="P49">100</text:p>
          </table:table-cell>
          <table:table-cell table:style-name="Table1.A2" office:value-type="string">
            <text:p text:style-name="P39">0<text:span text:style-name="T5">1</text:span>:00</text:p>
            <text:p text:style-name="P39">0<text:span text:style-name="T5">1</text:span>:00</text:p>
            <text:p text:style-name="P39">01:00</text:p>
          </table:table-cell>
          <table:table-cell table:style-name="Table1.M2" office:value-type="string">
            <text:p text:style-name="P40">0<text:span text:style-name="T6">2</text:span>:00</text:p>
            <text:p text:style-name="P40">0<text:span text:style-name="T6">2</text:span>:00</text:p>
            <text:p text:style-name="P40">0<text:span text:style-name="T6">2</text:span>:00</text:p>
          </table:table-cell>
        </table:table-row>
        <table:table-row>
          <table:table-cell table:style-name="Table1.A2" office:value-type="string">
            <text:p text:style-name="P36">0<text:span text:style-name="T7">3</text:span>:00</text:p>
          </table:table-cell>
          <table:table-cell table:style-name="Table1.A2" office:value-type="string">
            <text:p text:style-name="P50"><text:span text:style-name="T16">Manually e</text:span>dit 2 files on local</text:p>
          </table:table-cell>
          <table:table-cell table:style-name="Table1.A2" office:value-type="string">
            <text:p text:style-name="P42">a.txt</text:p>
            <text:p text:style-name="P42">b.txt</text:p>
            <text:p text:style-name="P42">c.txt</text:p>
          </table:table-cell>
          <table:table-cell table:style-name="Table1.A2" office:value-type="string">
            <text:p text:style-name="P52">10<text:span text:style-name="T15">5</text:span></text:p>
            <text:p text:style-name="P52">10<text:span text:style-name="T15">5</text:span></text:p>
            <text:p text:style-name="P37">100</text:p>
          </table:table-cell>
          <table:table-cell table:style-name="Table1.A2" office:value-type="string">
            <text:p text:style-name="P52">0<text:span text:style-name="T15">3</text:span>:00</text:p>
            <text:p text:style-name="P52">0<text:span text:style-name="T15">3</text:span>:00</text:p>
            <text:p text:style-name="P37">01:00</text:p>
          </table:table-cell>
          <table:table-cell table:style-name="Table1.A2" office:value-type="string">
            <text:p text:style-name="P37">100</text:p>
            <text:p text:style-name="P37">100</text:p>
            <text:p text:style-name="P3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A2" office:value-type="string">
            <text:p text:style-name="P51">Modified</text:p>
            <text:p text:style-name="P51">Modified</text:p>
            <text:p text:style-name="P46">Equal</text:p>
          </table:table-cell>
          <table:table-cell table:style-name="Table1.A2" office:value-type="string">
            <text:p text:style-name="P48">100</text:p>
            <text:p text:style-name="P48">100</text:p>
            <text:p text:style-name="P48">100</text:p>
          </table:table-cell>
          <table:table-cell table:style-name="Table1.A2" office:value-type="string">
            <text:p text:style-name="P38">0<text:span text:style-name="T6">2</text:span>:00</text:p>
            <text:p text:style-name="P38">0<text:span text:style-name="T6">2</text:span>:00</text:p>
            <text:p text:style-name="P38">0<text:span text:style-name="T6">2</text:span>:00</text:p>
          </table:table-cell>
          <table:table-cell table:style-name="Table1.A2" office:value-type="string">
            <text:p text:style-name="P49">100</text:p>
            <text:p text:style-name="P49">100</text:p>
            <text:p text:style-name="P49">100</text:p>
          </table:table-cell>
          <table:table-cell table:style-name="Table1.A2" office:value-type="string">
            <text:p text:style-name="P39">0<text:span text:style-name="T5">1</text:span>:00</text:p>
            <text:p text:style-name="P39">0<text:span text:style-name="T5">1</text:span>:00</text:p>
            <text:p text:style-name="P39">01:00</text:p>
          </table:table-cell>
          <table:table-cell table:style-name="Table1.M2" office:value-type="string">
            <text:p text:style-name="P40">0<text:span text:style-name="T6">2</text:span>:00</text:p>
            <text:p text:style-name="P40">0<text:span text:style-name="T6">2</text:span>:00</text:p>
            <text:p text:style-name="P40">0<text:span text:style-name="T6">2</text:span>:00</text:p>
          </table:table-cell>
        </table:table-row>
        <table:table-row>
          <table:table-cell table:style-name="Table1.A2" office:value-type="string">
            <text:p text:style-name="P36">0<text:span text:style-name="T7">3</text:span>:0<text:span text:style-name="T16">1</text:span></text:p>
          </table:table-cell>
          <table:table-cell table:style-name="Table1.A2" office:value-type="string">
            <text:p text:style-name="P50"><text:span text:style-name="T16">Manually e</text:span>dit 2 files on <text:span text:style-name="T16">remote</text:span> server</text:p>
          </table:table-cell>
          <table:table-cell table:style-name="Table1.A2" office:value-type="string">
            <text:p text:style-name="P55">a.txt</text:p>
            <text:p text:style-name="P55">b.txt</text:p>
            <text:p text:style-name="P55">c.txt</text:p>
          </table:table-cell>
          <table:table-cell table:style-name="Table1.A2" office:value-type="string">
            <text:p text:style-name="P56">10<text:span text:style-name="T15">5</text:span></text:p>
            <text:p text:style-name="P56">10<text:span text:style-name="T15">5</text:span></text:p>
            <text:p text:style-name="P56">100</text:p>
          </table:table-cell>
          <table:table-cell table:style-name="Table1.A2" office:value-type="string">
            <text:p text:style-name="P56">0<text:span text:style-name="T15">3</text:span>:00</text:p>
            <text:p text:style-name="P56">0<text:span text:style-name="T15">3</text:span>:00</text:p>
            <text:p text:style-name="P56">01:00</text:p>
          </table:table-cell>
          <table:table-cell table:style-name="Table1.A2" office:value-type="string">
            <text:p text:style-name="P56">100</text:p>
            <text:p text:style-name="P56">100</text:p>
            <text:p text:style-name="P56">100</text:p>
          </table:table-cell>
          <table:table-cell table:style-name="Table1.A2" office:value-type="string">
            <text:p text:style-name="P56">0<text:span text:style-name="T5">1</text:span>:00</text:p>
            <text:p text:style-name="P56">0<text:span text:style-name="T5">1</text:span>:00</text:p>
            <text:p text:style-name="P56">01:00</text:p>
          </table:table-cell>
          <table:table-cell table:style-name="Table1.A2" office:value-type="string">
            <text:p text:style-name="P57">Modified</text:p>
            <text:p text:style-name="P59">Conflict</text:p>
            <text:p text:style-name="P59">Modified</text:p>
          </table:table-cell>
          <table:table-cell table:style-name="Table1.A2" office:value-type="string">
            <text:p text:style-name="P58">100</text:p>
            <text:p text:style-name="P54">1<text:span text:style-name="T16">10</text:span></text:p>
            <text:p text:style-name="P54">1<text:span text:style-name="T16">10</text:span></text:p>
          </table:table-cell>
          <table:table-cell table:style-name="Table1.A2" office:value-type="string">
            <text:p text:style-name="P38">0<text:span text:style-name="T6">2</text:span>:00</text:p>
            <text:p text:style-name="P53">0<text:span text:style-name="T16">3</text:span>:0<text:span text:style-name="T16">1</text:span></text:p>
            <text:p text:style-name="P53">0<text:span text:style-name="T16">3</text:span>:0<text:span text:style-name="T16">1</text:span></text:p>
          </table:table-cell>
          <table:table-cell table:style-name="Table1.A2" office:value-type="string">
            <text:p text:style-name="P49">100</text:p>
            <text:p text:style-name="P49">100</text:p>
            <text:p text:style-name="P49">100</text:p>
          </table:table-cell>
          <table:table-cell table:style-name="Table1.A2" office:value-type="string">
            <text:p text:style-name="P39">0<text:span text:style-name="T5">1</text:span>:00</text:p>
            <text:p text:style-name="P39">0<text:span text:style-name="T5">1</text:span>:00</text:p>
            <text:p text:style-name="P39">01:00</text:p>
          </table:table-cell>
          <table:table-cell table:style-name="Table1.M2" office:value-type="string">
            <text:p text:style-name="P40">0<text:span text:style-name="T6">2</text:span>:00</text:p>
            <text:p text:style-name="P40">0<text:span text:style-name="T6">2</text:span>:00</text:p>
            <text:p text:style-name="P40">0<text:span text:style-name="T6">2</text:span>:00</text:p>
          </table:table-cell>
        </table:table-row>
        <table:table-row>
          <table:table-cell table:style-name="Table1.A2" office:value-type="string">
            <text:p text:style-name="P35">0<text:span text:style-name="T17">4</text:span>:00</text:p>
          </table:table-cell>
          <table:table-cell table:style-name="Table1.A2" office:value-type="string">
            <text:p text:style-name="P41"><text:span text:style-name="T4">$ pyftpsync </text:span>update ...</text:p>
          </table:table-cell>
          <table:table-cell table:style-name="Table1.A2" office:value-type="string">
            <text:p text:style-name="P42">a.txt</text:p>
            <text:p text:style-name="P42">b.txt</text:p>
            <text:p text:style-name="P42">c.txt</text:p>
          </table:table-cell>
          <table:table-cell table:style-name="Table1.A2" office:value-type="string">
            <text:p text:style-name="P56">10<text:span text:style-name="T15">5</text:span></text:p>
            <text:p text:style-name="P56">10<text:span text:style-name="T15">5</text:span></text:p>
            <text:p text:style-name="P56">100</text:p>
          </table:table-cell>
          <table:table-cell table:style-name="Table1.A2" office:value-type="string">
            <text:p text:style-name="P56">0<text:span text:style-name="T15">3</text:span>:00</text:p>
            <text:p text:style-name="P56">0<text:span text:style-name="T15">3</text:span>:00</text:p>
            <text:p text:style-name="P56">01:00</text:p>
          </table:table-cell>
          <table:table-cell table:style-name="Table1.A2" office:value-type="string">
            <text:p text:style-name="P56">100</text:p>
            <text:p text:style-name="P56">100</text:p>
            <text:p text:style-name="P56">100</text:p>
          </table:table-cell>
          <table:table-cell table:style-name="Table1.A2" office:value-type="string">
            <text:p text:style-name="P56">0<text:span text:style-name="T5">1</text:span>:00</text:p>
            <text:p text:style-name="P56">0<text:span text:style-name="T5">1</text:span>:00</text:p>
            <text:p text:style-name="P56">01:00</text:p>
          </table:table-cell>
          <table:table-cell table:style-name="Table1.A2" office:value-type="string">
            <text:p text:style-name="P57">Modified</text:p>
            <text:p text:style-name="P59">Conflict</text:p>
            <text:p text:style-name="P59">Modified</text:p>
          </table:table-cell>
          <table:table-cell table:style-name="Table1.A2" office:value-type="string">
            <text:p text:style-name="P58">100</text:p>
            <text:p text:style-name="P54">1<text:span text:style-name="T16">10</text:span></text:p>
            <text:p text:style-name="P54">1<text:span text:style-name="T16">10</text:span></text:p>
          </table:table-cell>
          <table:table-cell table:style-name="Table1.A2" office:value-type="string">
            <text:p text:style-name="P38">0<text:span text:style-name="T6">2</text:span>:00</text:p>
            <text:p text:style-name="P53">0<text:span text:style-name="T16">3</text:span>:0<text:span text:style-name="T16">1</text:span></text:p>
            <text:p text:style-name="P53">0<text:span text:style-name="T16">3</text:span>:0<text:span text:style-name="T16">1</text:span></text:p>
          </table:table-cell>
          <table:table-cell table:style-name="Table1.A2" office:value-type="string">
            <text:p text:style-name="P49">100</text:p>
            <text:p text:style-name="P49">100</text:p>
            <text:p text:style-name="P49">100</text:p>
          </table:table-cell>
          <table:table-cell table:style-name="Table1.A2" office:value-type="string">
            <text:p text:style-name="P39">0<text:span text:style-name="T5">1</text:span>:00</text:p>
            <text:p text:style-name="P39">0<text:span text:style-name="T5">1</text:span>:00</text:p>
            <text:p text:style-name="P39">01:00</text:p>
          </table:table-cell>
          <table:table-cell table:style-name="Table1.M2" office:value-type="string">
            <text:p text:style-name="P40">0<text:span text:style-name="T6">2</text:span>:00</text:p>
            <text:p text:style-name="P40">0<text:span text:style-name="T6">2</text:span>:00</text:p>
            <text:p text:style-name="P40">0<text:span text:style-name="T6">2</text:span>:00</text:p>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47"/>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M2" office:value-type="string">
            <text:p text:style-name="P34"/>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47"/>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M2" office:value-type="string">
            <text:p text:style-name="P34"/>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style:graphic-properties draw:fill="none" draw:fill-image-width="0cm" draw:fill-image-height="0cm"/>
      <style:paragraph-properties fo:margin-left="3cm" fo:margin-right="0cm" fo:margin-top="0cm" fo:margin-bottom="0.25cm" loext:contextual-spacing="true" fo:keep-together="always" fo:text-indent="-2cm" style:auto-text-indent="false" style:page-number="auto" style:shadow="none">
        <style:tab-stops>
          <style:tab-stop style:position="3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style: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tab-stops/>
      </style:paragraph-properties>
      <style:text-properties style:font-name="Courier New" fo:font-family="'Courier New'" style:font-family-generic="modern" style:font-pitch="variable" fo:font-size="9pt" officeooo:rsid="0092eb6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6-08-09T09:09:14.477703734">2016-08-09</text:date></text:p>
      </style:header>
      <style:footer>
        <text:p text:style-name="Footer"><text:tab/><text:tab/><text:span text:style-name="MT1">Page </text:span><text:page-number text:select-page="current">7</text:page-number> <text:span text:style-name="MT1">of </text:span><text:page-count>8</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6-08-09T09:09:14.033934000</dc:date>
    <meta:editing-duration>PT6H12M55S</meta:editing-duration>
    <meta:editing-cycles>118</meta:editing-cycles>
    <meta:generator>LibreOffice/5.0.0.5$MacOSX_X86_64 LibreOffice_project/1b1a90865e348b492231e1c451437d7a15bb262b</meta:generator>
    <dc:creator>Martin Wendt</dc:creator>
    <meta:document-statistic meta:table-count="2" meta:image-count="0" meta:object-count="0" meta:page-count="8" meta:paragraph-count="356" meta:word-count="1550" meta:character-count="9788" meta:non-whitespace-character-count="8037"/>
  </office:meta>
</office:document-meta>
</file>